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00425338C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9931in" fo:margin-top="0in" fo:margin-bottom="0in" fo:break-before="auto" fo:break-after="auto" table:align="right" style:writing-mode="lr-tb"/>
    </style:style>
    <style:style style:name="Table1.A" style:family="table-column">
      <style:table-column-properties style:column-width="2.3139in"/>
    </style:style>
    <style:style style:name="Table1.B" style:family="table-column">
      <style:table-column-properties style:column-width="4.6792in"/>
    </style:style>
    <style:style style:name="Table1.1" style:family="table-row">
      <style:table-row-properties style:min-row-height="1.5063in" fo:keep-together="auto"/>
    </style:style>
    <style:style style:name="Table1.A1" style:family="table-cell">
      <style:table-cell-properties style:vertical-align="" fo:padding="0.05in" fo:border="none"/>
    </style:style>
    <style:style style:name="Table1.B1" style:family="table-cell">
      <style:table-cell-properties style:vertical-align="" fo:padding="0.0694in" fo:border="none"/>
    </style:style>
    <style:style style:name="Table1.2" style:family="table-row">
      <style:table-row-properties style:min-row-height="0.9715in" fo:keep-together="auto"/>
    </style:style>
    <style:style style:name="Table1.3" style:family="table-row">
      <style:table-row-properties style:min-row-height="1in" fo:keep-together="auto"/>
    </style:style>
    <style:style style:name="Table1.4" style:family="table-row">
      <style:table-row-properties style:min-row-height="3.8806in" fo:keep-together="auto"/>
    </style:style>
    <style:style style:name="Table1.5" style:family="table-row">
      <style:table-row-properties style:min-row-height="0.5583in" fo:keep-together="auto"/>
    </style:style>
    <style:style style:name="P1" style:family="paragraph" style:parent-style-name="Heading_20_2">
      <style:paragraph-properties fo:margin-top="0.222in" fo:margin-bottom="0in" style:contextual-spacing="false" fo:line-height="100%" fo:keep-together="auto" fo:orphans="0" fo:widows="0" fo:keep-with-next="auto"/>
      <style:text-properties officeooo:paragraph-rsid="00066fd4"/>
    </style:style>
    <style:style style:name="P2" style:family="paragraph" style:parent-style-name="Heading_20_2">
      <style:paragraph-properties fo:margin-top="0.222in" fo:margin-bottom="0in" style:contextual-spacing="false" fo:line-height="100%" fo:keep-together="auto" fo:orphans="0" fo:widows="0" fo:keep-with-next="auto"/>
      <style:text-properties officeooo:paragraph-rsid="00189f7e"/>
    </style:style>
    <style:style style:name="P3" style:family="paragraph" style:parent-style-name="Heading_20_2">
      <style:paragraph-properties fo:margin-top="0.222in" fo:margin-bottom="0in" style:contextual-spacing="false" fo:line-height="100%" fo:orphans="0" fo:widows="0"/>
      <style:text-properties officeooo:paragraph-rsid="00189f7e"/>
    </style:style>
    <style:style style:name="P4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5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paragraph-rsid="001f2f2e" style:font-name-asian="Raleway1" style:font-size-asian="12pt" style:font-weight-asian="bold" style:font-name-complex="Raleway1" style:font-size-complex="12pt"/>
    </style:style>
    <style:style style:name="P6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a8d73" officeooo:paragraph-rsid="000a8d73" style:font-name-asian="Raleway1" style:font-size-asian="12pt" style:font-weight-asian="bold" style:font-name-complex="Raleway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1" fo:font-size="14pt" fo:font-weight="bold" style:font-name-asian="Lato2" style:font-size-asian="14pt" style:font-weight-asian="bold" style:font-name-complex="Lato2" style:font-size-complex="14pt"/>
    </style:style>
    <style:style style:name="P8" style:family="paragraph" style:parent-style-name="Title">
      <style:paragraph-properties fo:margin-top="0in" fo:margin-bottom="0in" style:contextual-spacing="false" fo:line-height="100%" fo:orphans="0" fo:widows="0" fo:padding="0in" fo:border="none"/>
      <style:text-properties officeooo:rsid="00066fd4" officeooo:paragraph-rsid="00066fd4"/>
    </style:style>
    <style:style style:name="P9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fo:font-size="10pt" officeooo:rsid="00066fd4" officeooo:paragraph-rsid="00066fd4" style:font-size-asian="10pt" style:font-size-complex="10pt"/>
    </style:style>
    <style:style style:name="P10" style:family="paragraph" style:parent-style-name="Subtitle">
      <style:paragraph-properties fo:margin-top="0.0417in" fo:margin-bottom="0in" style:contextual-spacing="false" fo:line-height="100%" fo:keep-together="auto" fo:orphans="0" fo:widows="0" fo:padding="0in" fo:border="none" fo:keep-with-next="auto"/>
      <style:text-properties fo:color="#468a1a" loext:opacity="100%" officeooo:rsid="00066fd4" officeooo:paragraph-rsid="00066fd4"/>
    </style:style>
    <style:style style:name="P11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style:font-name="Lato" fo:font-size="10pt" officeooo:rsid="00066fd4" officeooo:paragraph-rsid="00066fd4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/>
    </style:style>
    <style:style style:name="P13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066fd4"/>
    </style:style>
    <style:style style:name="P14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officeooo:paragraph-rsid="000f641a"/>
    </style:style>
    <style:style style:name="P15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/>
    </style:style>
    <style:style style:name="P16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066fd4"/>
    </style:style>
    <style:style style:name="P17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style:font-name="Lato" officeooo:paragraph-rsid="00189f7e"/>
    </style:style>
    <style:style style:name="P18" style:family="paragraph" style:parent-style-name="Heading_20_1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style:font-name="Lato" officeooo:rsid="00066fd4" officeooo:paragraph-rsid="00066fd4"/>
    </style:style>
    <style:style style:name="P19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0pt" officeooo:paragraph-rsid="00152d35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0pt" officeooo:rsid="00152d35" officeooo:paragraph-rsid="00152d35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066fd4" style:font-size-asian="10pt" style:font-size-complex="10pt"/>
    </style:style>
    <style:style style:name="P22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bold" officeooo:paragraph-rsid="00066f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orphans="0" fo:widows="0"/>
      <style:text-properties style:font-name="Lato" fo:font-size="2pt" style:font-size-asian="1.75pt" style:font-size-complex="2pt"/>
    </style:style>
    <style:style style:name="P24" style:family="paragraph" style:parent-style-name="Standard">
      <style:paragraph-properties fo:margin-top="0in" fo:margin-bottom="0in" style:contextual-spacing="false" fo:line-height="100%" fo:break-before="auto" fo:break-after="auto" fo:padding="0in" fo:border="none"/>
      <style:text-properties fo:font-size="2pt" officeooo:rsid="001b5a66" officeooo:paragraph-rsid="001b5a66" style:font-size-asian="1.75pt" style:font-size-complex="2pt"/>
    </style:style>
    <style:style style:name="P25" style:family="paragraph" style:parent-style-name="Normal">
      <style:paragraph-properties fo:margin-left="0in" fo:margin-right="0.2in" fo:margin-top="0in" fo:margin-bottom="0in" style:contextual-spacing="false" fo:line-height="100%" fo:text-indent="0in" style:auto-text-indent="false"/>
      <style:text-properties fo:color="#000000" loext:opacity="100%" style:font-name="Lato" fo:font-size="10pt" officeooo:rsid="0015e957" officeooo:paragraph-rsid="000a8d73" style:font-name-asian="Times New Roman" style:font-size-asian="10pt" style:font-name-complex="Arimo" style:font-size-complex="10pt"/>
    </style:style>
    <style:style style:name="P26" style:family="paragraph" style:parent-style-name="Heading_20_1">
      <style:paragraph-properties fo:margin-top="0.0043in" fo:margin-bottom="0in" style:contextual-spacing="false" fo:line-height="100%" fo:orphans="0" fo:widows="0" fo:padding="0in" fo:border="none"/>
      <style:text-properties style:font-name="Lato" fo:font-size="10pt" officeooo:paragraph-rsid="001f2f2e" style:font-size-asian="10pt" style:font-size-complex="10pt"/>
    </style:style>
    <style:style style:name="P27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officeooo:paragraph-rsid="000702cb"/>
    </style:style>
    <style:style style:name="P28" style:family="paragraph" style:parent-style-name="Normal">
      <style:paragraph-properties fo:margin-top="0in" fo:margin-bottom="0in" style:contextual-spacing="false" fo:line-height="100%" style:vertical-align="baseline"/>
      <style:text-properties style:font-name="Lato" fo:font-size="10pt" officeooo:paragraph-rsid="001f2f2e" style:font-size-asian="10pt" style:font-size-complex="10pt"/>
    </style:style>
    <style:style style:name="P29" style:family="paragraph" style:parent-style-name="Standard" style:master-page-name="Standard">
      <style:paragraph-properties fo:margin-top="0in" fo:margin-bottom="0in" style:contextual-spacing="false" fo:line-height="100%" fo:orphans="0" fo:widows="0" style:page-number="1" fo:break-before="auto" fo:break-after="auto" fo:padding="0in" fo:border="none"/>
      <style:text-properties style:font-name="Lato1" fo:font-size="6pt" style:font-name-asian="Lato2" style:font-size-asian="6pt" style:font-name-complex="Lato2" style:font-size-complex="6pt"/>
    </style:style>
    <style:style style:name="P30" style:family="paragraph" style:parent-style-name="Standard" style:list-style-name="L4">
      <style:paragraph-properties fo:margin-top="0in" fo:margin-bottom="0in" style:contextual-spacing="false" fo:line-height="100%"/>
      <style:text-properties officeooo:paragraph-rsid="00066fd4"/>
    </style:style>
    <style:style style:name="P31" style:family="paragraph" style:parent-style-name="Standard" style:list-style-name="L1">
      <style:paragraph-properties fo:margin-top="0.0299in" fo:margin-bottom="0in" style:contextual-spacing="false" fo:line-height="100%" fo:orphans="0" fo:widows="0"/>
      <style:text-properties officeooo:paragraph-rsid="00189f7e"/>
    </style:style>
    <style:style style:name="P32" style:family="paragraph" style:parent-style-name="Standard" style:list-style-name="L2">
      <style:paragraph-properties fo:margin-top="0.0299in" fo:margin-bottom="0in" style:contextual-spacing="false" fo:line-height="100%" fo:orphans="0" fo:widows="0"/>
      <style:text-properties officeooo:paragraph-rsid="00066fd4"/>
    </style:style>
    <style:style style:name="P33" style:family="paragraph" style:parent-style-name="Standard">
      <style:paragraph-properties fo:margin-top="0.0043in" fo:margin-bottom="0in" style:contextual-spacing="false" fo:line-height="100%" fo:orphans="0" fo:widows="0" fo:padding="0in" fo:border="none"/>
      <style:text-properties officeooo:paragraph-rsid="00289476"/>
    </style:style>
    <style:style style:name="P34" style:family="paragraph" style:parent-style-name="Standard" style:list-style-name="L3">
      <style:paragraph-properties fo:margin-top="0.0398in" fo:margin-bottom="0.0398in" style:contextual-spacing="false" fo:line-height="100%"/>
      <style:text-properties style:font-name="Lato" fo:font-size="10pt" officeooo:paragraph-rsid="00066fd4" style:font-size-asian="10pt" style:font-size-complex="10pt"/>
    </style:style>
    <style:style style:name="P35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officeooo:paragraph-rsid="0026d26e" style:font-size-asian="10pt" style:font-size-complex="10pt"/>
    </style:style>
    <style:style style:name="P36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style:font-name="Lato" fo:font-size="10pt" fo:font-weight="normal" officeooo:paragraph-rsid="0026d26e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4pt" officeooo:paragraph-rsid="001f2f2e" style:font-size-asian="12.25pt" style:font-size-complex="14pt"/>
    </style:style>
    <style:style style:name="P38" style:family="paragraph" style:parent-style-name="Text_20_body">
      <style:paragraph-properties fo:margin-top="0.0791in" fo:margin-bottom="0.0791in" style:contextual-spacing="false" fo:line-height="100%"/>
      <style:text-properties style:font-name="Lato" fo:font-size="10pt" officeooo:paragraph-rsid="00289476" style:font-size-asian="10pt" style:font-size-complex="10pt"/>
    </style:style>
    <style:style style:name="P39" style:family="paragraph" style:parent-style-name="Text_20_body">
      <style:paragraph-properties fo:margin-top="0in" fo:margin-bottom="0in" style:contextual-spacing="false"/>
      <style:text-properties fo:font-size="6pt" officeooo:paragraph-rsid="001f2f2e" style:font-size-asian="5.25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02cb" style:font-size-asian="10pt" style:font-size-complex="10pt"/>
    </style:style>
    <style:style style:name="T3" style:family="text">
      <style:text-properties fo:font-size="10pt" officeooo:rsid="001d0391" style:font-size-asian="10pt" style:font-size-complex="10pt"/>
    </style:style>
    <style:style style:name="T4" style:family="text">
      <style:text-properties fo:font-size="10pt" officeooo:rsid="001e0c1a" style:font-size-asian="10pt" style:font-size-complex="10pt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9f7e" style:font-weight-asian="normal" style:font-weight-complex="normal"/>
    </style:style>
    <style:style style:name="T8" style:family="text">
      <style:text-properties fo:font-weight="normal" officeooo:rsid="00289476" style:font-weight-asian="normal" style:font-weight-complex="normal"/>
    </style:style>
    <style:style style:name="T9" style:family="text">
      <style:text-properties fo:font-weight="normal" officeooo:rsid="000f641a" style:font-weight-asian="normal"/>
    </style:style>
    <style:style style:name="T10" style:family="text">
      <style:text-properties officeooo:rsid="00066fd4"/>
    </style:style>
    <style:style style:name="T11" style:family="text">
      <style:text-properties fo:color="#000000" loext:opacity="100%" style:font-name="Lato" fo:font-size="10pt" fo:font-weight="normal" officeooo:rsid="000702cb" style:font-name-asian="Times New Roman" style:font-size-asian="10pt" style:font-weight-asian="normal" style:font-name-complex="Arimo" style:font-size-complex="10pt" style:font-weight-complex="normal"/>
    </style:style>
    <style:style style:name="T12" style:family="text">
      <style:text-properties fo:color="#000000" loext:opacity="100%" style:font-name="Lato" fo:font-size="12pt" officeooo:rsid="0002f65c" style:font-name-asian="Times New Roman" style:font-size-asian="12pt" style:font-name-complex="Arimo" style:font-size-complex="12pt"/>
    </style:style>
    <style:style style:name="T13" style:family="text">
      <style:text-properties fo:color="#000000" loext:opacity="100%" style:font-name="Lato" fo:font-size="12pt" officeooo:rsid="00189f7e" style:font-name-asian="Times New Roman" style:font-size-asian="12pt" style:font-name-complex="Arimo" style:font-size-complex="12pt"/>
    </style:style>
    <style:style style:name="T14" style:family="text">
      <style:text-properties officeooo:rsid="000702cb"/>
    </style:style>
    <style:style style:name="T15" style:family="text">
      <style:text-properties style:font-name="Lato"/>
    </style:style>
    <style:style style:name="T16" style:family="text">
      <style:text-properties style:font-name="Lato" fo:font-size="10pt" style:font-size-asian="10pt" style:font-size-complex="10pt"/>
    </style:style>
    <style:style style:name="T17" style:family="text">
      <style:text-properties style:font-name="Lato" fo:font-size="10pt" officeooo:rsid="00189f7e" style:font-size-asian="10pt" style:font-size-complex="10pt"/>
    </style:style>
    <style:style style:name="T18" style:family="text">
      <style:text-properties style:font-name="Lato" fo:font-size="10pt" officeooo:rsid="00289476" style:font-size-asian="10pt" style:font-size-complex="10pt"/>
    </style:style>
    <style:style style:name="T19" style:family="text">
      <style:text-properties style:font-name="Lato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Lato" fo:font-size="10pt" fo:font-weight="normal" officeooo:rsid="00066fd4" style:font-size-asian="10pt" style:font-weight-asian="normal" style:font-size-complex="10pt" style:font-weight-complex="normal"/>
    </style:style>
    <style:style style:name="T21" style:family="text">
      <style:text-properties style:font-name="Lato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Lato" fo:font-weight="normal" officeooo:rsid="00066fd4" style:font-weight-asian="normal"/>
    </style:style>
    <style:style style:name="T23" style:family="text">
      <style:text-properties style:font-name="Lato" fo:font-weight="normal" officeooo:rsid="00189f7e" style:font-weight-asian="normal"/>
    </style:style>
    <style:style style:name="T24" style:family="text">
      <style:text-properties style:font-name="Lato" fo:font-weight="normal" officeooo:rsid="0026d26e" style:font-weight-asian="normal"/>
    </style:style>
    <style:style style:name="T25" style:family="text">
      <style:text-properties style:font-name="Lato" style:font-name-asian="Times New Roman" style:font-name-complex="Arimo"/>
    </style:style>
    <style:style style:name="T26" style:family="text">
      <style:text-properties style:font-name="Lato" officeooo:rsid="00089af0"/>
    </style:style>
    <style:style style:name="T27" style:family="text">
      <style:text-properties style:font-name="Lato" officeooo:rsid="000702cb"/>
    </style:style>
    <style:style style:name="T28" style:family="text">
      <style:text-properties fo:font-size="11pt" fo:font-weight="bold" officeooo:rsid="000f641a" style:font-name-asian="Lato2" style:font-size-asian="11pt" style:font-weight-asian="bold" style:font-name-complex="Lato2" style:font-size-complex="11pt" style:font-weight-complex="bold"/>
    </style:style>
    <style:style style:name="T29" style:family="text">
      <style:text-properties officeooo:rsid="001b0f03"/>
    </style:style>
    <style:style style:name="T30" style:family="text">
      <style:text-properties officeooo:rsid="001e5fe7"/>
    </style:style>
    <style:style style:name="T31" style:family="text">
      <style:text-properties officeooo:rsid="00189f7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89476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Krzysztof Hoszowski</text:p>
            <text:p text:style-name="P10">Software Engineer</text:p>
          </table:table-cell>
          <table:table-cell table:style-name="Table1.B1" office:value-type="string">
            <text:p text:style-name="P12"><draw:frame draw:style-name="fr2" draw:name="image3.png" text:anchor-type="as-char" svg:width="4.3543in" svg:height="0.028in" draw:z-index="0"><draw:image xlink:href="Pictures/10000001000002580000000425338C3A.png" xlink:type="simple" xlink:show="embed" xlink:actuate="onLoad" draw:mime-type="image/png"/><svg:desc>horizontal line</svg:desc></draw:frame></text:p>
            <text:p text:style-name="P18">Krzysztof Hoszowski</text:p>
            <text:p text:style-name="P20"><text:span text:style-name="T31">Upper Silesia</text:span>, Poland</text:p>
            <text:p text:style-name="P19"/>
            <text:p text:style-name="P11">k-hoszowski@tutamail.com<text:line-break/></text:p>
            <text:p text:style-name="P9"><text:a xlink:type="simple" xlink:href="http://linkedin.com/in/k-hoszowski" text:style-name="Internet_20_link" text:visited-style-name="Visited_20_Internet_20_Link"><text:span text:style-name="Default_20_Paragraph_20_Font"><text:span text:style-name="T25">linkedin.com/in/k-hoszowski</text:span></text:span></text:a></text:p>
          </table:table-cell>
        </table:table-row>
        <table:table-row table:style-name="Table1.2">
          <table:table-cell table:style-name="Table1.A1" office:value-type="string">
            <text:p text:style-name="P7">ㅡ</text:p>
            <text:p text:style-name="P6">About Me</text:p>
          </table:table-cell>
          <table:table-cell table:style-name="Table1.B1" office:value-type="string">
            <text:p text:style-name="P13"><draw:frame draw:style-name="fr2" draw:name="image2.png Copy 1" text:anchor-type="as-char" svg:width="4.3543in" svg:height="0.028in" draw:z-index="4"><draw:image xlink:href="Pictures/10000001000002580000000425338C3A.png" xlink:type="simple" xlink:show="embed" xlink:actuate="onLoad" draw:mime-type="image/png"/><svg:desc>horizontal line</svg:desc></draw:frame></text:p>
            <text:p text:style-name="P25">Support Engineer with a sharp analytical mind, deep empathy for clients, and a strong commitment to excellence. In my current L2 role supporting Db2 systems, I consistently demonstrate the ability to absorb complex technical concepts quickly, retain them over time, and resolve customer issues holistically. I communicate clearly with both technical and non-technical audiences, and thrive in distributed, asynchronous environments.</text:p>
            <text:p text:style-name="P25"/>
            <text:p text:style-name="P25">Skilled at dynamically managing priorities from critical incidents to long-term improvements. I take full ownership of my responsibilities, maintain high standards in communication and data safety, and actively use tools like shell scripting, documentation analysis, and AI to automate, investigate, and innovate.</text:p>
          </table:table-cell>
        </table:table-row>
        <table:table-row table:style-name="Table1.3">
          <table:table-cell table:style-name="Table1.A1" office:value-type="string">
            <text:p text:style-name="P7">ㅡ</text:p>
            <text:p text:style-name="P4"><text:bookmark text:name="_61e3cm1p1fln"/>Skills</text:p>
          </table:table-cell>
          <table:table-cell table:style-name="Table1.B1" office:value-type="string">
            <text:p text:style-name="P13"><draw:frame draw:style-name="fr2" draw:name="image2.png" text:anchor-type="as-char" svg:width="4.3543in" svg:height="0.028in" draw:z-index="1"><draw:image xlink:href="Pictures/10000001000002580000000425338C3A.png" xlink:type="simple" xlink:show="embed" xlink:actuate="onLoad" draw:mime-type="image/png"/><svg:desc>horizontal line</svg:desc></draw:frame></text:p>
            <text:p text:style-name="P22">Technical Expertise</text:p>
            <text:p text:style-name="P36"><text:s text:c="4"/>Strong command of Db2 internals (tablespaces, bufferpools, logs, backups, rollforwards, reorgs)</text:p>
            <text:p text:style-name="P36"><text:s text:c="4"/>Experience with ODBC, SQL, RDBMS maintenance, upgrades/downgrades, and diagnostics</text:p>
            <text:p text:style-name="P36"><text:s text:c="4"/>Solid understanding of Linux (RHEL), Docker, Kubernetes, OpenShift, and Db2U/WH</text:p>
            <text:p text:style-name="P36"><text:s text:c="4"/>Skilled in shell scripting and system tools (ssh, scp, grep, find, awk, gdb, make)</text:p>
            <text:p text:style-name="P36"><text:s text:c="4"/>Familiarity with distributed systems and containerized production environments</text:p>
            <text:p text:style-name="P21"/>
            <text:p text:style-name="P22">Soft Skills &amp; Work Ethic:</text:p>
            <text:p text:style-name="P35"><text:span text:style-name="T6"><text:s text:c="4"/></text:span>Fast and lasting learner; adapt to complex systems with minimal guidance</text:p>
            <text:p text:style-name="P35"><text:span text:style-name="T6"><text:s text:c="4"/></text:span>Clear, fluent communicator in English and Polish, written and spoken</text:p>
            <text:p text:style-name="P35"><text:span text:style-name="T6"><text:s text:c="4"/></text:span>Responsible ownership of tasks and escalations; consistent follow-through</text:p>
            <text:p text:style-name="P35"><text:span text:style-name="T6"><text:s text:c="4"/></text:span>Prioritize effectively in fast-paced, ticket-driven environments</text:p>
            <text:p text:style-name="P35"><text:span text:style-name="T6"><text:s text:c="4"/></text:span>Empathetic, respectful, and customer-focused</text:p>
            <text:p text:style-name="P22"/>
            <text:p text:style-name="P22">Collaboration &amp; Contribution:</text:p>
            <text:p text:style-name="P35"><text:span text:style-name="T6"><text:s text:c="4"/></text:span>Trusted team member known for producing high-quality internal documentation</text:p>
            <text:p text:style-name="P35"><text:span text:style-name="T6"><text:s text:c="4"/></text:span>Experienced in navigating organizational hierarchies and structured escalation paths</text:p>
            <text:p text:style-name="P35"><text:span text:style-name="T6"><text:s text:c="4"/></text:span>Respectful handling of private and sensitive data (least-privilege approach)</text:p>
            <text:p text:style-name="P35"><text:span text:style-name="T6"><text:s text:c="4"/></text:span>Comfortable in asynchronous, remote-first environments</text:p>
            <text:p text:style-name="P22"><text:soft-page-break/>Mindset &amp; Integrity:</text:p>
            <text:p text:style-name="P35"><text:span text:style-name="T6"><text:s text:c="4"/></text:span>Detail-oriented with a pragmatic, solution-focused approach</text:p>
            <text:p text:style-name="P35"><text:span text:style-name="T6"><text:s text:c="4"/></text:span>AI-literate: integrate tools like ChatGPT for validation, automation, and learning</text:p>
            <text:p text:style-name="P35"><text:span text:style-name="T6"><text:s text:c="4"/></text:span>Balance independent problem solving with team consultation when appropriate</text:p>
          </table:table-cell>
        </table:table-row>
        <table:table-row table:style-name="Table1.4">
          <table:table-cell table:style-name="Table1.A1" office:value-type="string">
            <text:p text:style-name="P7">ㅡ</text:p>
            <text:p text:style-name="P4"><text:bookmark text:name="_gbnhrfggwdei"/>Experience</text:p>
            <text:p text:style-name="P4"><text:bookmark text:name="_oi46twv62n62"/></text:p>
          </table:table-cell>
          <table:table-cell table:style-name="Table1.B1" office:value-type="string">
            <text:p text:style-name="P12"><draw:frame draw:style-name="fr1" draw:name="image1.png" text:anchor-type="as-char" svg:y="0.1063in" svg:width="4.5402in" svg:height="0.0291in" draw:z-index="2"><draw:image xlink:href="Pictures/10000001000002580000000425338C3A.png" xlink:type="simple" xlink:show="embed" xlink:actuate="onLoad" draw:mime-type="image/png"/><svg:desc>horizontal line</svg:desc></draw:frame></text:p>
            <text:p text:style-name="P2"><text:span text:style-name="Default_20_Paragraph_20_Font"><text:span text:style-name="T13">IBM</text:span></text:span><text:span text:style-name="T15"> / </text:span><text:span text:style-name="T23">Db2 Support</text:span><text:span text:style-name="T22"> Engineer </text:span><text:span text:style-name="T24">(L2)</text:span></text:p>
            <text:p text:style-name="P17"><text:span text:style-name="T31">Nov</text:span> 20<text:span text:style-name="T10">2</text:span><text:span text:style-name="T31">4 – Present, Kraków, Poland (Remote)</text:span></text:p>
            <text:list text:style-name="L1">
              <text:list-item>
                <text:p text:style-name="P31"><text:span text:style-name="Strong_20_Emphasis"><text:span text:style-name="T19">Provide Level 2 support for Db2 database systems running on Linux, AIX, and Windows in enterprise environments</text:span></text:span></text:p>
              </text:list-item>
              <text:list-item>
                <text:p text:style-name="P31"><text:span text:style-name="Strong_20_Emphasis"><text:span text:style-name="T19">Reproduce and resolve real-time production issues through log analysis, behavioral testing, and customer communication</text:span></text:span></text:p>
              </text:list-item>
              <text:list-item>
                <text:p text:style-name="P31"><text:span text:style-name="Strong_20_Emphasis"><text:span text:style-name="T19">Coordinate with advanced troubleshooting and development teams for escalations</text:span></text:span></text:p>
              </text:list-item>
              <text:list-item>
                <text:p text:style-name="P31"><text:span text:style-name="Strong_20_Emphasis"><text:span text:style-name="T19">Use tools like grep, awk, and gdb to isolate system-level errors in high-availability setups</text:span></text:span></text:p>
              </text:list-item>
              <text:list-item>
                <text:p text:style-name="P31"><text:span text:style-name="Strong_20_Emphasis"><text:span text:style-name="T19">Author and contribute to internal documentation and client-facing knowledge bases</text:span></text:span></text:p>
              </text:list-item>
              <text:list-item>
                <text:p text:style-name="P31"><text:span text:style-name="Strong_20_Emphasis"><text:span text:style-name="T19">Collaborate in a globally distributed team using asynchronous workflows and remote collaboration tools</text:span></text:span></text:p>
              </text:list-item>
            </text:list>
            <text:p text:style-name="P3"><text:span text:style-name="Default_20_Paragraph_20_Font"><text:span text:style-name="T12">Lasertex sp. z o.o.</text:span></text:span><text:span text:style-name="T15"> / </text:span><text:span text:style-name="T22">Software Engineer</text:span></text:p>
            <text:p text:style-name="P16"><text:span text:style-name="T10">Aug</text:span> 20<text:span text:style-name="T10">23</text:span> – <text:span text:style-name="T10">Sep</text:span> 20<text:span text:style-name="T10">23</text:span>, <text:span text:style-name="T10">Wrocław</text:span>, <text:span text:style-name="T10">Poland</text:span></text:p>
            <text:list text:style-name="L2">
              <text:list-item>
                <text:p text:style-name="P32"><text:span text:style-name="Strong_20_Emphasis"><text:span text:style-name="T19">Developed user interfaces for precision metrology devices using legacy Delphi code</text:span></text:span></text:p>
              </text:list-item>
              <text:list-item>
                <text:p text:style-name="P32"><text:span text:style-name="Strong_20_Emphasis"><text:span text:style-name="T19">Contributed to systems integrating with the LMS-5 and HPI-3D measurement platforms</text:span></text:span></text:p>
              </text:list-item>
            </text:list>
            <text:p text:style-name="P1"><text:span text:style-name="Default_20_Paragraph_20_Font"><text:span text:style-name="T12">Lasertex sp. z o.o.</text:span></text:span><text:span text:style-name="T15"> / </text:span><text:span text:style-name="T22">Electronic Engineer</text:span></text:p>
            <text:p text:style-name="P15"><text:bookmark text:name="_qapvr1v5dben"/>Ju<text:span text:style-name="T10">l</text:span> 20<text:span text:style-name="T10">23</text:span>, <text:span text:style-name="T10">Wrocław</text:span>, <text:span text:style-name="T10">Poland</text:span></text:p>
            <text:p text:style-name="P23"/>
            <text:list text:style-name="L3">
              <text:list-item>
                <text:p text:style-name="P34">Designed and prototyped electronics for laser-based measurement systems</text:p>
              </text:list-item>
              <text:list-item>
                <text:p text:style-name="P34">Developed hardware in Altium Designer and control interfaces using LabVIEW and C<text:bookmark-start text:name="__DdeLink__646_2887652197"/></text:p>
              </text:list-item>
              <text:list-item>
                <text:p text:style-name="P34">Received positive feedback for initiative and quality of deliverables<text:bookmark-end text:name="__DdeLink__646_2887652197"/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7">ㅡ</text:p>
            <text:p text:style-name="P5"><text:bookmark text:name="_tk538brb1kdf"/>Education,<text:line-break/><text:span text:style-name="T14">Certifications<text:line-break/></text:span><text:span text:style-name="T29">and Learning</text:span></text:p>
          </table:table-cell>
          <table:table-cell table:style-name="Table1.B1" office:value-type="string">
            <text:p text:style-name="P14"><draw:frame draw:style-name="fr2" draw:name="image4.png" text:anchor-type="as-char" svg:width="4.5402in" svg:height="0.0291in" draw:z-index="3"><draw:image xlink:href="Pictures/10000001000002580000000425338C3A.png" xlink:type="simple" xlink:show="embed" xlink:actuate="onLoad" draw:mime-type="image/png"/><svg:desc>horizontal line</svg:desc></draw:frame><text:span text:style-name="T28">Politechnika Wrocławska</text:span><text:span text:style-name="T6"> </text:span><text:s/><text:span text:style-name="T5">/ Bachelor’s in Computer </text:span><text:span text:style-name="T9">Engineering</text:span></text:p>
            <text:p text:style-name="P27"><text:bookmark text:name="_lmgtzl68nln0"/><text:span text:style-name="T15">Oct 20</text:span><text:span text:style-name="T26">20</text:span><text:span text:style-name="T15"> – </text:span><text:span text:style-name="T26">Jan 2024</text:span><text:span text:style-name="T15">, </text:span><text:span text:style-name="T27">Wrocław, Poland</text:span></text:p>
            <text:p text:style-name="P38">Final Grade: 4.5 / 5.5 ("Good Plus")</text:p>
            <text:p text:style-name="P37"/>
            <text:p text:style-name="P26"><text:span text:style-name="T32">Containers &amp; Kubernetes Essentials</text:span><text:span text:style-name="T6"> </text:span><text:span text:style-name="T7">(</text:span><text:span text:style-name="T8">IBM / </text:span><text:a xlink:type="simple" xlink:href="https://www.credly.com/badges/e92d2daf-92c6-43e4-b0b2-7444eb9f502b" text:style-name="Internet_20_link" text:visited-style-name="Visited_20_Internet_20_Link"><text:span text:style-name="T7">Credly</text:span></text:a><text:span text:style-name="T7">)</text:span></text:p>
            <text:p text:style-name="P39"/>
            <text:p text:style-name="P33"><text:span text:style-name="T21">CCNA: Introduction to Networks</text:span><text:span text:style-name="T16"> </text:span><text:span text:style-name="T17">(Cisco </text:span><text:span text:style-name="T18">/ </text:span><text:a xlink:type="simple" xlink:href="https://www.credly.com/badges/7b90c0b9-050a-48ea-91d4-5c2fddb03bc5" text:style-name="Internet_20_link" text:visited-style-name="Visited_20_Internet_20_Link"><text:span text:style-name="T17">Credly</text:span></text:a><text:span text:style-name="T17">)</text:span></text:p>
            <text:p text:style-name="P28"/>
            <text:p text:style-name="P28"><text:span text:style-name="T31">140</text:span><text:span text:style-name="T14">-day streak in </text:span><text:a xlink:type="simple" xlink:href="https://elevateapp.com/" text:style-name="Internet_20_link" text:visited-style-name="Visited_20_Internet_20_Link"><text:span text:style-name="T14">Elevate</text:span></text:a><text:span text:style-name="T14"> (top 4% in age group, 98% in Math)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ato1" fo:font-size="11pt" fo:language="en" fo:country="none" style:letter-kerning="false" style:font-name-asian="Lato2" style:font-size-asian="11pt" style:language-asian="zh" style:country-asian="CN" style:font-name-complex="Lato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ato1" fo:font-size="11pt" fo:language="en" fo:country="none" style:letter-kerning="false" style:font-name-asian="Lato2" style:font-size-asian="11pt" style:language-asian="zh" style:country-asian="CN" style:font-name-complex="Lato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style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style:contextual-spacing="false" fo:line-height="100%" fo:keep-together="always" fo:break-before="auto" fo:break-after="auto" fo:keep-with-next="always"/>
      <style:text-properties style:font-name="Lato1" fo:font-family="Lato" style:font-family-generic="roman" style:font-pitch="variable" fo:font-weight="bold" style:font-name-asian="Lato2" style:font-family-asian="Lato" style:font-family-generic-asian="system" style:font-pitch-asian="variable" style:font-weight-asian="bold" style:font-name-complex="Lato2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loext:opacity="100%" style:font-name="Lato1" fo:font-family="Lato" style:font-family-generic="roman" style:font-pitch="variable" fo:font-size="9pt" style:font-name-asian="Lato2" style:font-family-asian="Lato" style:font-family-generic-asian="system" style:font-pitch-asian="variable" style:font-size-asian="9pt" style:font-name-complex="Lato2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style:contextual-spacing="false" fo:line-height="100%" fo:keep-together="always" fo:break-before="auto" fo:break-after="auto" fo:keep-with-next="always"/>
      <style:text-properties fo:color="#f2511b" loext:opacity="100%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20T11:57:26.481069233</dc:date>
    <meta:editing-duration>PT5H30M29S</meta:editing-duration>
    <meta:editing-cycles>38</meta:editing-cycles>
    <meta:print-date>2025-05-20T11:56:56.911084520</meta:print-date>
    <meta:printed-by>PDF files</meta:printed-by>
    <meta:document-statistic meta:table-count="1" meta:image-count="5" meta:object-count="0" meta:page-count="2" meta:paragraph-count="64" meta:word-count="507" meta:character-count="3822" meta:non-whitespace-character-count="3313"/>
  </office:meta>
</office:document-meta>
</file>